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84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9.144cm" svg:height="3.81cm" svg:x="9.398cm" svg:y="7.62cm">
          <text:p text:style-name="P1"><text:span text:style-name="T1">Pose to joint</text:span></text:p>
          <text:p text:style-name="P1"><text:span text:style-name="T1"><text:s/></text:span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42cm" svg:y1="9.525cm" svg:x2="24.983cm" svg:y2="9.464cm" draw:start-shape="id1" draw:start-glue-point="1" svg:d="m18542 9525 6441-61" svg:viewBox="0 0 6442 62">
          <text:p/>
        </draw:connector>
        <draw:connector draw:style-name="gr2" draw:text-style-name="P1" draw:layer="layout" draw:type="line" svg:x1="2.34cm" svg:y1="9.464cm" svg:x2="9.398cm" svg:y2="9.525cm" draw:end-shape="id1" draw:end-glue-point="3" svg:d="m2340 9464 7058 61" svg:viewBox="0 0 7059 62">
          <text:p/>
        </draw:connector>
        <draw:frame draw:style-name="gr3" draw:text-style-name="P3" draw:layer="layout" svg:width="4.048cm" svg:height="2.098cm" svg:x="9.398cm" svg:y="5.314cm">
          <draw:text-box>
            <text:p><text:span text:style-name="T2">e_trigger</text:span></text:p>
            <text:p><text:span text:style-name="T2">e_stop</text:span></text:p>
          </draw:text-box>
        </draw:frame>
        <draw:connector draw:style-name="gr2" draw:text-style-name="P1" draw:layer="layout" draw:type="line" svg:x1="13.992cm" svg:y1="5.394cm" svg:x2="13.97cm" svg:y2="7.62cm" draw:end-shape="id1" draw:end-glue-point="0" svg:d="m13992 5394-22 2226" svg:viewBox="0 0 23 2227">
          <text:p/>
        </draw:connector>
        <draw:frame draw:style-name="gr3" draw:text-style-name="P3" draw:layer="layout" svg:width="4.79cm" svg:height="2.855cm" svg:x="2.848cm" svg:y="6.584cm">
          <draw:text-box>
            <text:p><text:span text:style-name="T2">Pose</text:span></text:p>
            <text:p><text:span text:style-name="T2"/></text:p>
            <text:p><text:span text:style-name="T2">Pose array</text:span></text:p>
          </draw:text-box>
        </draw:frame>
        <draw:frame draw:style-name="gr3" draw:text-style-name="P3" draw:layer="layout" svg:width="6.19cm" svg:height="2.098cm" svg:x="19.05cm" svg:y="7.112cm">
          <draw:text-box>
            <text:p><text:span text:style-name="T2">Joint configuration</text:span></text:p>
          </draw:text-box>
        </draw:frame>
        <draw:connector draw:style-name="gr2" draw:text-style-name="P1" draw:layer="layout" draw:type="line" svg:x1="13.97cm" svg:y1="11.43cm" svg:x2="13.941cm" svg:y2="13.993cm" draw:start-shape="id1" draw:start-glue-point="2" svg:d="m13970 11430-29 2563" svg:viewBox="0 0 30 2564">
          <text:p/>
        </draw:connector>
        <draw:frame draw:style-name="gr3" draw:text-style-name="P3" draw:layer="layout" svg:width="5.71cm" svg:height="2.098cm" svg:x="8.936cm" svg:y="12.014cm">
          <draw:text-box>
            <text:p><text:span text:style-name="T2">e_success</text:span></text:p>
            <text:p><text:span text:style-name="T2">e_failure</text:span></text:p>
          </draw:text-box>
        </draw:frame>
        <draw:frame draw:style-name="gr3" draw:text-style-name="P4" draw:layer="layout" svg:width="8.538cm" svg:height="3.806cm" svg:x="2.408cm" svg:y="9.714cm">
          <draw:text-box>
            <text:p><text:span text:style-name="T3">geometry_msgs/</text:span></text:p>
            <text:p><text:span text:style-name="T3">PoseStamped</text:span></text:p>
            <text:p><text:span text:style-name="T3"/></text:p>
            <text:p><text:span text:style-name="T3">geometry_msgs/</text:span></text:p>
            <text:p><text:span text:style-name="T3">PoseArray</text:span></text:p>
          </draw:text-box>
        </draw:frame>
        <draw:frame draw:style-name="gr3" draw:text-style-name="P3" draw:layer="layout" svg:width="7.522cm" svg:height="2.098cm" svg:x="18.624cm" svg:y="10.115cm">
          <draw:text-box>
            <text:p><text:span text:style-name="T2">brics_actuator/</text:span></text:p>
            <text:p><text:span text:style-name="T2">JointPosi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dmaja </meta:initial-creator>
    <meta:creation-date>2015-06-10T17:49:43</meta:creation-date>
    <dc:date>2015-07-03T14:18:31</dc:date>
    <dc:creator>padmaja </dc:creator>
    <meta:editing-duration>PT3M18S</meta:editing-duration>
    <meta:editing-cycles>8</meta:editing-cycles>
    <meta:generator>LibreOffice/3.5$Linux_X86_64 LibreOffice_project/350m1$Build-2</meta:generator>
    <meta:document-statistic meta:object-count="34"/>
  </office:meta>
</office:document-meta>
</file>